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officeooo:paragraph-rsid="00118c27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officeooo:paragraph-rsid="0019c1d7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rsid="001aba6b" officeooo:paragraph-rsid="001aba6b"/>
    </style:style>
    <style:style style:name="P7" style:family="paragraph" style:parent-style-name="Preformatted_20_Text">
      <style:text-properties officeooo:paragraph-rsid="00180c90"/>
    </style:style>
    <style:style style:name="P8" style:family="paragraph" style:parent-style-name="Preformatted_20_Text">
      <style:text-properties officeooo:paragraph-rsid="001aba6b"/>
    </style:style>
    <style:style style:name="P9" style:family="paragraph" style:parent-style-name="Preformatted_20_Text">
      <style:text-properties officeooo:paragraph-rsid="0015da3f"/>
    </style:style>
    <style:style style:name="P10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c1d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8f75b" style:font-size-asian="36pt" style:font-size-complex="36pt"/>
    </style:style>
    <style:style style:name="T19" style:family="text">
      <style:text-properties officeooo:rsid="001aba6b"/>
    </style:style>
    <style:style style:name="T20" style:family="text">
      <style:text-properties officeooo:rsid="00118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Elle King</text:span><text:span text:style-name="T17"> – </text:span><text:span text:style-name="T18">Ex’s and Oh’s</text:span></text:p>
      <text:p text:style-name="P4"/>
      <text:p text:style-name="P2"><text:span text:style-name="T2">[</text:span><text:span text:style-name="T6">Intro</text:span><text:span text:style-name="T2">] </text:span></text:p>
      <text:p text:style-name="P8"><text:span text:style-name="T9">b</text:span><text:span text:style-name="T4">m </text:span><text:span text:style-name="T9">F#</text:span><text:span text:style-name="T4"> [4x]</text:span></text:p>
      <text:p text:style-name="P6"><text:span text:style-name="T1"/></text:p>
      <text:p text:style-name="P2"><text:span text:style-name="T2">[Verse] <text:s/></text:span><text:span text:style-name="T13"><text:s/></text:span></text:p>
      <text:p text:style-name="P7"><text:span text:style-name="T9">bm F#</text:span><text:span text:style-name="T10"> </text:span><text:span text:style-name="T11">[4x]</text:span></text:p>
      <text:p text:style-name="P8"><text:span text:style-name="T9">F#7 | F#7 | bm F# | bm F#</text:span></text:p>
      <text:p text:style-name="P1"/>
      <text:p text:style-name="P8"><text:span text:style-name="T7">[</text:span><text:span text:style-name="T9">Singer break] 8 bars</text:span></text:p>
      <text:p text:style-name="P10"/>
      <text:p text:style-name="P8"><text:span text:style-name="T2">[</text:span><text:span text:style-name="T6">Chorus</text:span><text:span text:style-name="T2">]</text:span></text:p>
      <text:p text:style-name="P11">D | A | bm | E</text:p>
      <text:p text:style-name="P11">D | A | em | G</text:p>
      <text:p text:style-name="P8"><text:span text:style-name="T7"/></text:p>
      <text:p text:style-name="P6"><text:span text:style-name="T7">[</text:span><text:span text:style-name="T5">Solos] </text:span><text:span text:style-name="T16">(chords for one vers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19:41:11.590116334</dc:date>
    <meta:editing-duration>PT3H28M21S</meta:editing-duration>
    <meta:editing-cycles>1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1" meta:word-count="46" meta:character-count="175" meta:non-whitespace-character-count="135"/>
  </office:meta>
</office:document-meta>
</file>